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row>
              <mo stretchy="false">(</mo>
              <mrow>
                <mi>P</mi>
                <mrow>
                  <mi/>
                  <mo stretchy="false">→</mo>
                  <mi/>
                </mrow>
                <mrow>
                  <mo stretchy="false">¬</mo>
                  <mi>D</mi>
                </mrow>
                <mrow>
                  <mi/>
                  <mo stretchy="false">∧</mo>
                  <mi>S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∨</mo>
                  <mi>S</mi>
                </mrow>
              </mrow>
              <mo stretchy="false">)</mo>
            </mrow>
            <mrow>
              <mi/>
              <mo stretchy="false">∧</mo>
              <mrow>
                <mo stretchy="false">¬</mo>
                <mrow>
                  <mo stretchy="false">(</mo>
                  <mrow>
                    <mrow>
                      <mo stretchy="false">¬</mo>
                      <mi>P</mi>
                    </mrow>
                    <mrow>
                      <mi/>
                      <mo stretchy="false">∧</mo>
                      <mi>S</mi>
                    </mrow>
                  </mrow>
                  <mo stretchy="false">)</mo>
                </mrow>
              </mrow>
            </mrow>
            <mrow>
              <mi/>
              <mo stretchy="false">∧</mo>
              <mi/>
            </mrow>
            <mi mathvariant="italic">Distr.</mi>
            <mi mathvariant="italic">m.</mi>
            <mrow>
              <mo stretchy="false">¬</mo>
              <mi>D</mi>
            </mrow>
            <mrow>
              <mi/>
              <mo stretchy="false">∧</mo>
              <mrow>
                <mo stretchy="false">(</mo>
                <mrow>
                  <mi>D</mi>
                  <mrow>
                    <mi/>
                    <mo stretchy="false">∨</mo>
                    <mi>S</mi>
                  </mrow>
                </mrow>
                <mo stretchy="false">)</mo>
              </mrow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∨</mo>
                  <mrow>
                    <mo stretchy="false">¬</mo>
                    <mi>S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  <mrow>
                  <mi/>
                  <mo stretchy="false">∧</mo>
                  <mi>S</mi>
                </mrow>
              </mrow>
              <mo stretchy="false">)</mo>
            </mrow>
          </mrow>
        </mtd>
      </mtr>
      <mtr>
        <mtd/>
      </mtr>
      <mtr>
        <mtd>
          <mrow>
            <mrow>
              <mo stretchy="false">(</mo>
              <mrow>
                <mrow>
                  <mi>P</mi>
                  <mo stretchy="false">→</mo>
                  <mi>S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∧</mo>
                  <mi>D</mi>
                </mrow>
                <mrow>
                  <mi/>
                  <mo stretchy="false">∨</mo>
                  <mrow>
                    <mo stretchy="false">¬</mo>
                    <mi>D</mi>
                  </mrow>
                </mrow>
                <mrow>
                  <mi/>
                  <mo stretchy="false">∧</mo>
                  <mi>S</mi>
                </mrow>
              </mrow>
              <mo stretchy="false">)</mo>
            </mrow>
            <mrow>
              <mi/>
              <mo stretchy="false">∧</mo>
              <mrow>
                <mo stretchy="false">¬</mo>
                <mrow>
                  <mo stretchy="false">(</mo>
                  <mrow>
                    <mrow>
                      <mo stretchy="false">¬</mo>
                      <mi>P</mi>
                    </mrow>
                    <mrow>
                      <mi/>
                      <mo stretchy="false">∧</mo>
                      <mi>S</mi>
                    </mrow>
                  </mrow>
                  <mo stretchy="false">)</mo>
                </mrow>
              </mrow>
            </mrow>
            <mrow>
              <mi/>
              <mo stretchy="false">∧</mo>
              <mi/>
            </mrow>
            <mrow>
              <mi mathvariant="italic">Kompl</mi>
              <mo stretchy="false">/</mo>
              <mi mathvariant="italic">Neutr.</mi>
            </mrow>
            <mi mathvariant="italic">m.</mi>
            <mrow>
              <mo stretchy="false">¬</mo>
              <mi>D</mi>
            </mrow>
            <mrow>
              <mi/>
              <mo stretchy="false">∧</mo>
              <mi>D</mi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∨</mo>
                  <mrow>
                    <mo stretchy="false">¬</mo>
                    <mi>S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  <mrow>
                  <mi/>
                  <mo stretchy="false">∧</mo>
                  <mi>S</mi>
                </mrow>
              </mrow>
              <mo stretchy="false">)</mo>
            </mrow>
          </mrow>
        </mtd>
      </mtr>
      <mtr>
        <mtd/>
      </mtr>
      <mtr>
        <mtd>
          <mrow>
            <mrow>
              <mo stretchy="false">(</mo>
              <mrow>
                <mi>P</mi>
                <mrow>
                  <mi/>
                  <mo stretchy="false">→</mo>
                  <mi>S</mi>
                </mrow>
              </mrow>
              <mo stretchy="false">)</mo>
            </mrow>
            <mrow>
              <mi/>
              <mo stretchy="false">∧</mo>
              <mrow>
                <mo stretchy="false">¬</mo>
                <mi>D</mi>
              </mrow>
            </mrow>
            <mrow>
              <mrow>
                <mi/>
                <mo stretchy="false">∧</mo>
                <mi>S</mi>
              </mrow>
              <mo stretchy="false">∧</mo>
              <mrow>
                <mo stretchy="false">¬</mo>
                <mrow>
                  <mo stretchy="false">(</mo>
                  <mrow>
                    <mrow>
                      <mo stretchy="false">¬</mo>
                      <mi>P</mi>
                    </mrow>
                    <mrow>
                      <mi/>
                      <mo stretchy="false">∧</mo>
                      <mi>S</mi>
                    </mrow>
                  </mrow>
                  <mo stretchy="false">)</mo>
                </mrow>
              </mrow>
            </mrow>
            <mrow>
              <mi/>
              <mo stretchy="false">∧</mo>
              <mi/>
            </mrow>
            <mi mathvariant="italic">Implikation</mi>
            <mi mathvariant="italic">m.</mi>
            <mrow>
              <mi>P</mi>
              <mo stretchy="false">→</mo>
              <mi>S</mi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∨</mo>
                  <mrow>
                    <mo stretchy="false">¬</mo>
                    <mi>S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  <mrow>
                  <mi/>
                  <mo stretchy="false">∧</mo>
                  <mi>S</mi>
                </mrow>
              </mrow>
              <mo stretchy="false">)</mo>
            </mrow>
          </mrow>
        </mtd>
      </mtr>
      <mtr>
        <mtd/>
      </mtr>
      <mtr>
        <mtd>
          <mrow>
            <mrow>
              <mo stretchy="false">(</mo>
              <mrow>
                <mrow>
                  <mo stretchy="false">¬</mo>
                  <mi>P</mi>
                </mrow>
                <mrow>
                  <mi/>
                  <mo stretchy="false">∨</mo>
                  <mi>S</mi>
                </mrow>
              </mrow>
              <mo stretchy="false">)</mo>
            </mrow>
            <mrow>
              <mi/>
              <mo stretchy="false">∧</mo>
              <mrow>
                <mo stretchy="false">¬</mo>
                <mi>D</mi>
              </mrow>
            </mrow>
            <mrow>
              <mi/>
              <mo stretchy="false">∧</mo>
              <mi>S</mi>
            </mrow>
            <mrow>
              <mi/>
              <mo stretchy="false">∧</mo>
              <mrow>
                <mo stretchy="false">¬</mo>
                <mrow>
                  <mo stretchy="false">(</mo>
                  <mrow>
                    <mrow>
                      <mo stretchy="false">¬</mo>
                      <mi>P</mi>
                    </mrow>
                    <mrow>
                      <mi/>
                      <mo stretchy="false">∧</mo>
                      <mi>S</mi>
                    </mrow>
                  </mrow>
                  <mo stretchy="false">)</mo>
                </mrow>
              </mrow>
            </mrow>
            <mrow>
              <mi/>
              <mo stretchy="false">∧</mo>
              <mi/>
            </mrow>
            <mi mathvariant="italic">Absorption</mi>
            <mi mathvariant="italic">m.</mi>
            <mi>S</mi>
            <mrow>
              <mi/>
              <mo stretchy="false">∧</mo>
              <mrow>
                <mo stretchy="false">(</mo>
                <mrow>
                  <mrow>
                    <mo stretchy="false">¬</mo>
                    <mi>P</mi>
                  </mrow>
                  <mrow>
                    <mi/>
                    <mo stretchy="false">∨</mo>
                    <mi>S</mi>
                  </mrow>
                </mrow>
                <mo stretchy="false">)</mo>
              </mrow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∨</mo>
                  <mrow>
                    <mo stretchy="false">¬</mo>
                    <mi>S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  <mrow>
                  <mi/>
                  <mo stretchy="false">∧</mo>
                  <mi>S</mi>
                </mrow>
              </mrow>
              <mo stretchy="false">)</mo>
            </mrow>
          </mrow>
        </mtd>
      </mtr>
      <mtr>
        <mtd/>
      </mtr>
      <mtr>
        <mtd>
          <mrow>
            <mi>S</mi>
            <mrow>
              <mi/>
              <mo stretchy="false">∧</mo>
              <mrow>
                <mo stretchy="false">¬</mo>
                <mi>D</mi>
              </mrow>
            </mrow>
            <mrow>
              <mi/>
              <mo stretchy="false">∧</mo>
              <mrow>
                <mo stretchy="false">¬</mo>
                <mrow>
                  <mo stretchy="false">(</mo>
                  <mrow>
                    <mrow>
                      <mo stretchy="false">¬</mo>
                      <mi>P</mi>
                    </mrow>
                    <mrow>
                      <mi/>
                      <mo stretchy="false">∧</mo>
                      <mi>S</mi>
                    </mrow>
                  </mrow>
                  <mo stretchy="false">)</mo>
                </mrow>
              </mrow>
            </mrow>
            <mrow>
              <mi/>
              <mo stretchy="false">∧</mo>
              <mi/>
            </mrow>
            <mi mathvariant="italic">DeMorgan</mi>
            <mi mathvariant="italic">m.</mi>
            <mrow>
              <mo stretchy="false">¬</mo>
              <mrow>
                <mo stretchy="false">(</mo>
                <mrow>
                  <mrow>
                    <mo stretchy="false">¬</mo>
                    <mi>P</mi>
                  </mrow>
                  <mrow>
                    <mi/>
                    <mo stretchy="false">∧</mo>
                    <mi>S</mi>
                  </mrow>
                </mrow>
                <mo stretchy="false">)</mo>
              </mrow>
            </mrow>
            <mi/>
          </mrow>
        </mtd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∨</mo>
                  <mrow>
                    <mo stretchy="false">¬</mo>
                    <mi>S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  <mrow>
                  <mi/>
                  <mo stretchy="false">∧</mo>
                  <mi>S</mi>
                </mrow>
              </mrow>
              <mo stretchy="false">)</mo>
            </mrow>
          </mrow>
        </mtd>
      </mtr>
      <mtr>
        <mtd/>
      </mtr>
      <mtr>
        <mtd>
          <mrow>
            <mi>S</mi>
            <mrow>
              <mi/>
              <mo stretchy="false">∧</mo>
              <mrow>
                <mo stretchy="false">¬</mo>
                <mi>D</mi>
              </mrow>
            </mrow>
            <mrow>
              <mi/>
              <mo stretchy="false">∧</mo>
              <mrow>
                <mo stretchy="false">(</mo>
                <mrow>
                  <mi>P</mi>
                  <mrow>
                    <mi/>
                    <mo stretchy="false">∨</mo>
                    <mrow>
                      <mo stretchy="false">¬</mo>
                      <mi>S</mi>
                    </mrow>
                  </mrow>
                </mrow>
                <mo stretchy="false">)</mo>
              </mrow>
            </mrow>
            <mrow>
              <mi/>
              <mo stretchy="false">∧</mo>
              <mi/>
            </mrow>
            <mi mathvariant="italic">Distributiv</mi>
            <mi mathvariant="italic">m.</mi>
            <mi>S</mi>
            <mrow>
              <mi/>
              <mo stretchy="false">∧</mo>
              <mrow>
                <mo stretchy="false">(</mo>
                <mrow>
                  <mi>P</mi>
                  <mrow>
                    <mi/>
                    <mo stretchy="false">∨</mo>
                    <mrow>
                      <mo stretchy="false">¬</mo>
                      <mi>S</mi>
                    </mrow>
                  </mrow>
                </mrow>
                <mo stretchy="false">)</mo>
              </mrow>
            </mrow>
            <mi/>
          </mrow>
        </mtd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∨</mo>
                  <mrow>
                    <mo stretchy="false">¬</mo>
                    <mi>S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  <mrow>
                  <mi/>
                  <mo stretchy="false">∧</mo>
                  <mi>S</mi>
                </mrow>
              </mrow>
              <mo stretchy="false">)</mo>
            </mrow>
          </mrow>
        </mtd>
      </mtr>
      <mtr>
        <mtd/>
      </mtr>
      <mtr>
        <mtd>
          <mrow>
            <mrow>
              <mo stretchy="false">(</mo>
              <mrow>
                <mi>P</mi>
                <mrow>
                  <mi/>
                  <mo stretchy="false">∧</mo>
                  <mi>S</mi>
                </mrow>
                <mrow>
                  <mi/>
                  <mo stretchy="false">∨</mo>
                  <mi>S</mi>
                </mrow>
                <mrow>
                  <mi/>
                  <mo stretchy="false">∧</mo>
                  <mrow>
                    <mo stretchy="false">¬</mo>
                    <mi>S</mi>
                  </mrow>
                </mrow>
              </mrow>
              <mo stretchy="false">)</mo>
            </mrow>
            <mrow>
              <mi/>
              <mo stretchy="false">∧</mo>
              <mrow>
                <mo stretchy="false">¬</mo>
                <mi>D</mi>
              </mrow>
            </mrow>
            <mrow>
              <mi/>
              <mo stretchy="false">∧</mo>
              <mi/>
            </mrow>
            <mrow>
              <mi mathvariant="italic">Kompl.</mi>
              <mo stretchy="false">/</mo>
              <mi mathvariant="italic">Neutr.</mi>
            </mrow>
            <mi mathvariant="italic">m.</mi>
            <mi>S</mi>
            <mrow>
              <mi/>
              <mo stretchy="false">∧</mo>
              <mrow>
                <mo stretchy="false">¬</mo>
                <mi>S</mi>
              </mrow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∨</mo>
                  <mrow>
                    <mo stretchy="false">¬</mo>
                    <mi>S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  <mrow>
                  <mi/>
                  <mo stretchy="false">∧</mo>
                  <mi>S</mi>
                </mrow>
              </mrow>
              <mo stretchy="false">)</mo>
            </mrow>
          </mrow>
        </mtd>
      </mtr>
      <mtr>
        <mtd/>
      </mtr>
      <mtr>
        <mtd>
          <mrow>
            <mi>P</mi>
            <mrow>
              <mi/>
              <mo stretchy="false">∧</mo>
              <mi>S</mi>
            </mrow>
            <mrow>
              <mi/>
              <mo stretchy="false">∧</mo>
              <mrow>
                <mo stretchy="false">¬</mo>
                <mi>D</mi>
              </mrow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∨</mo>
                  <mrow>
                    <mo stretchy="false">¬</mo>
                    <mi>S</mi>
                  </mrow>
                </mrow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</mrow>
              <mo stretchy="false">)</mo>
            </mrow>
            <mrow>
              <mi/>
              <mo stretchy="false">∧</mo>
              <mi/>
            </mrow>
            <mi mathvariant="italic">Absorption</mi>
            <mi mathvariant="italic">m.</mi>
            <mrow>
              <mo stretchy="false">¬</mo>
              <mi>D</mi>
            </mrow>
            <mrow>
              <mi/>
              <mo stretchy="false">∧</mo>
              <mrow>
                <mo stretchy="false">(</mo>
                <mrow>
                  <mrow>
                    <mo stretchy="false">¬</mo>
                    <mi>D</mi>
                  </mrow>
                  <mrow>
                    <mi/>
                    <mo stretchy="false">∨</mo>
                    <mrow>
                      <mo stretchy="false">¬</mo>
                      <mi>S</mi>
                    </mrow>
                  </mrow>
                  <mrow>
                    <mi/>
                    <mo stretchy="false">→</mo>
                    <mi/>
                  </mrow>
                  <mrow>
                    <mo stretchy="false">¬</mo>
                    <mi>M</mi>
                  </mrow>
                </mrow>
                <mo stretchy="false">)</mo>
              </mrow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  <mrow>
                  <mi/>
                  <mo stretchy="false">∧</mo>
                  <mi>S</mi>
                </mrow>
              </mrow>
              <mo stretchy="false">)</mo>
            </mrow>
          </mrow>
        </mtd>
      </mtr>
      <mtr>
        <mtd/>
      </mtr>
      <mtr>
        <mtd>
          <mrow>
            <mi>P</mi>
            <mrow>
              <mi/>
              <mo stretchy="false">∧</mo>
              <mi>S</mi>
            </mrow>
            <mrow>
              <mi/>
              <mo stretchy="false">∧</mo>
              <mrow>
                <mo stretchy="false">¬</mo>
                <mi>D</mi>
              </mrow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i>D</mi>
                <mrow>
                  <mi/>
                  <mo stretchy="false">→</mo>
                  <mi/>
                </mrow>
                <mrow>
                  <mo stretchy="false">¬</mo>
                  <mi>M</mi>
                </mrow>
                <mrow>
                  <mi/>
                  <mo stretchy="false">∧</mo>
                  <mi>S</mi>
                </mrow>
              </mrow>
              <mo stretchy="false">)</mo>
            </mrow>
            <mi/>
            <mi mathvariant="italic">Implikation</mi>
            <mi mathvariant="italic">m.</mi>
            <mi>D</mi>
            <mrow>
              <mi/>
              <mo stretchy="false">→</mo>
              <mi/>
            </mrow>
            <mrow>
              <mo stretchy="false">¬</mo>
              <mi>M</mi>
            </mrow>
            <mrow>
              <mi/>
              <mo stretchy="false">∧</mo>
              <mi>S</mi>
            </mrow>
          </mrow>
        </mtd>
      </mtr>
      <mtr>
        <mtd/>
      </mtr>
      <mtr>
        <mtd>
          <mrow>
            <mi>P</mi>
            <mrow>
              <mi/>
              <mo stretchy="false">∧</mo>
              <mi>S</mi>
            </mrow>
            <mrow>
              <mi/>
              <mo stretchy="false">∧</mo>
              <mrow>
                <mo stretchy="false">¬</mo>
                <mi>D</mi>
              </mrow>
            </mrow>
            <mrow>
              <mi/>
              <mo stretchy="false">∧</mo>
              <mi/>
            </mrow>
          </mrow>
        </mtd>
      </mtr>
      <mtr>
        <mtd>
          <mrow>
            <mrow>
              <mo stretchy="false">(</mo>
              <mrow>
                <mrow>
                  <mo stretchy="false">¬</mo>
                  <mi>D</mi>
                </mrow>
                <mrow>
                  <mi/>
                  <mo stretchy="false">∨</mo>
                  <mrow>
                    <mo stretchy="false">¬</mo>
                    <mi>M</mi>
                  </mrow>
                </mrow>
                <mrow>
                  <mi/>
                  <mo stretchy="false">∧</mo>
                  <mi>S</mi>
                </mrow>
              </mrow>
              <mo stretchy="false">)</mo>
            </mrow>
            <mi/>
            <mi mathvariant="italic">Absorption</mi>
            <mi mathvariant="italic">mit</mi>
            <mrow>
              <mo stretchy="false">¬</mo>
              <mi>D</mi>
            </mrow>
            <mrow>
              <mi/>
              <mo stretchy="false">∧</mo>
              <mrow>
                <mo stretchy="false">(</mo>
                <mrow>
                  <mrow>
                    <mo stretchy="false">¬</mo>
                    <mi>D</mi>
                  </mrow>
                  <mrow>
                    <mi/>
                    <mo stretchy="false">∨</mo>
                    <mrow>
                      <mo stretchy="false">¬</mo>
                      <mi>M</mi>
                    </mrow>
                  </mrow>
                  <mrow>
                    <mi/>
                    <mo stretchy="false">∧</mo>
                    <mi>S</mi>
                  </mrow>
                </mrow>
                <mo stretchy="false">)</mo>
              </mrow>
            </mrow>
            <mi/>
          </mrow>
        </mtd>
      </mtr>
      <mtr>
        <mtd/>
      </mtr>
      <mtr>
        <mtd>
          <mrow>
            <mi>P</mi>
            <mrow>
              <mi/>
              <mo stretchy="false">∧</mo>
              <mi>S</mi>
            </mrow>
            <mrow>
              <mi/>
              <mo stretchy="false">∧</mo>
              <mrow>
                <mo stretchy="false">¬</mo>
                <mi>D</mi>
              </mrow>
            </mrow>
            <mi/>
          </mrow>
        </mtd>
      </mtr>
    </mtable>
    <annotation encoding="StarMath 5.0">alignl (P ` toward ` neg D ` and S) ` and ` newline 
alignl (D ` or S) ` and neg (neg P ` and S) ` and ` ~ Distr. m. neg D ` and (D ` or S) newline
alignl (neg D ` or neg S ` toward ` neg M) ` and ` newline
alignl (D ` toward ` neg M ` and S) newline
newline
alignl (P toward S) ` and ` newline
alignl (neg D ` and D ` or neg D ` and S) ` and neg (neg P ` and S) ` and ` ~ Kompl / Neutr. m. neg D ` and D newline
alignl (neg D ` or neg S ` toward ` neg M) ` and ` newline
alignl (D ` toward ` neg M ` and S) newline
newline
alignl (P ` toward S) ` and neg D ` and S and neg (neg P ` and S) ` and ` ~ Implikation m. P toward S newline
alignl (neg D ` or neg S ` toward ` neg M) ` and ` newline
alignl (D ` toward ` neg M ` and S) newline
newline
alignl (neg P ` or S) ` and neg D ` and S ` and neg (neg P ` and S) ` and ` ~ Absorption m. S ` and (neg P ` or S) newline
alignl (neg D ` or neg S ` toward ` neg M) ` and ` newline
alignl (D ` toward ` neg M ` and S) newline
newline
alignl S ` and neg D ` and neg (neg P ` and S) ` and ` ~ DeMorgan m. neg (neg P ` and S) ` newline
alignl (neg D ` or neg S ` toward ` neg M) ` and ` newline
alignl (D ` toward ` neg M ` and S) newline
newline
alignl S ` and neg D ` and (P ` or neg S) ` and ` ~ Distributiv m. S ` and (P ` or neg S) ` newline
alignl (neg D ` or neg S ` toward ` neg M) ` and ` newline
alignl (D ` toward ` neg M ` and S) newline
newline
alignl (P ` and S ` or S ` and neg S) ` and neg D ` and ` ~ Kompl. / Neutr. m. S ` and neg S newline
alignl (neg D ` or neg S ` toward ` neg M) ` and ` newline
alignl (D ` toward ` neg M ` and S) newline
newline
alignl P ` and S ` and neg D ` and ` ~ newline
alignl (neg D ` or neg S ` toward ` neg M) ` and ` ~ Absorption m. neg D ` and (neg D  ` or neg S ` toward ` neg M) newline
alignl (D ` toward ` neg M ` and S) newline
newline
alignl P ` and S ` and neg D ` and ` ~ newline
alignl (D ` toward ` neg M ` and S) ` ~ Implikation m. D ` toward ` neg M ` and S newline
newline
alignl P ` and S ` and neg D ` and ` ~ newline
alignl (neg D ` or neg M ` and S) ` ~ Absorption mit neg D ` and (neg D ` or neg M ` and S) ` newline
newline
alignl P ` and S ` and neg D ` ~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Berger</meta:initial-creator>
    <meta:creation-date>2016-11-22T00:00:57.31</meta:creation-date>
    <meta:generator>OpenOffice/4.1.3$Win32 OpenOffice.org_project/413m1$Build-9783</meta:generator>
  </office:meta>
</office:document-meta>
</file>